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2.263cm"/>
    </style:style>
    <style:style style:name="co6" style:family="table-column">
      <style:table-column-properties fo:break-before="auto" style:column-width="1.766cm"/>
    </style:style>
    <style:style style:name="co7" style:family="table-column">
      <style:table-column-properties fo:break-before="auto" style:column-width="3.969cm"/>
    </style:style>
    <style:style style:name="co8" style:family="table-column">
      <style:table-column-properties fo:break-before="auto" style:column-width="1.924cm"/>
    </style:style>
    <style:style style:name="co9" style:family="table-column">
      <style:table-column-properties fo:break-before="auto" style:column-width="1.9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9.693cm" svg:y="0.158cm">
            <draw:object draw:notify-on-update-of-ranges="Sheet1.C3:Sheet1.C35 Sheet1.B3:Sheet1.B35 Sheet1.E3:Sheet1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7cm" svg:height="8.992cm" svg:x="19.959cm" svg:y="9.856cm">
            <draw:object draw:notify-on-update-of-ranges="Sheet1.C3:Sheet1.C35 Sheet1.B3:Sheet1.B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7cm" svg:height="8.992cm" svg:x="36.844cm" svg:y="9.56cm">
            <draw:object draw:notify-on-update-of-ranges="Sheet1.F3:Sheet1.F35 Sheet1.E3:Sheet1.E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6" table:default-cell-style-name="Default"/>
        <table:table-column table:style-name="co9" table:number-columns-repeated="9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Хоар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Пузырёк</text:p>
          </table:table-cell>
          <table:covered-table-cell/>
          <table:table-cell table:number-columns-repeated="30"/>
        </table:table-row>
        <table:table-row table:style-name="ro1">
          <table:table-cell/>
          <table:table-cell office:value-type="string" calcext:value-type="string">
            <text:p>Время в микросекундах</text:p>
          </table:table-cell>
          <table:table-cell office:value-type="string" calcext:value-type="string">
            <text:p>Размер массива</text:p>
          </table:table-cell>
          <table:table-cell/>
          <table:table-cell office:value-type="string" calcext:value-type="string">
            <text:p>Время в микросекундах</text:p>
          </table:table-cell>
          <table:table-cell office:value-type="string" calcext:value-type="string">
            <text:p>Размер массива</text:p>
          </table:table-cell>
          <table:table-cell table:number-columns-repeated="30"/>
        </table:table-row>
        <table:table-row table:style-name="ro1">
          <table:table-cell/>
          <table:table-cell office:value-type="float" office:value="0.48684" calcext:value-type="float">
            <text:p>0,4868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75648" calcext:value-type="float">
            <text:p>0,75648</text:p>
          </table:table-cell>
          <table:table-cell office:value-type="float" office:value="30" calcext:value-type="float">
            <text:p>3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0.67703" calcext:value-type="float">
            <text:p>0,6770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.89362" calcext:value-type="float">
            <text:p>1,89362</text:p>
          </table:table-cell>
          <table:table-cell office:value-type="float" office:value="60" calcext:value-type="float">
            <text:p>6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0.87331" calcext:value-type="float">
            <text:p>0,8733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.71569" calcext:value-type="float">
            <text:p>3,71569</text:p>
          </table:table-cell>
          <table:table-cell office:value-type="float" office:value="90" calcext:value-type="float">
            <text:p>9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.12568" calcext:value-type="float">
            <text:p>1,1256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.60729" calcext:value-type="float">
            <text:p>6,60729</text:p>
          </table:table-cell>
          <table:table-cell office:value-type="float" office:value="120" calcext:value-type="float">
            <text:p>12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.41326" calcext:value-type="float">
            <text:p>1,4132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9.57541" calcext:value-type="float">
            <text:p>9,57541</text:p>
          </table:table-cell>
          <table:table-cell office:value-type="float" office:value="150" calcext:value-type="float">
            <text:p>15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.54235" calcext:value-type="float">
            <text:p>1,54235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3.33969" calcext:value-type="float">
            <text:p>13,33969</text:p>
          </table:table-cell>
          <table:table-cell office:value-type="float" office:value="180" calcext:value-type="float">
            <text:p>18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.96383" calcext:value-type="float">
            <text:p>1,9638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8.66126" calcext:value-type="float">
            <text:p>18,66126</text:p>
          </table:table-cell>
          <table:table-cell office:value-type="float" office:value="210" calcext:value-type="float">
            <text:p>21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.89576" calcext:value-type="float">
            <text:p>1,89576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2.95833" calcext:value-type="float">
            <text:p>22,95833</text:p>
          </table:table-cell>
          <table:table-cell office:value-type="float" office:value="240" calcext:value-type="float">
            <text:p>24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.24913" calcext:value-type="float">
            <text:p>2,24913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8.84599" calcext:value-type="float">
            <text:p>28,84599</text:p>
          </table:table-cell>
          <table:table-cell office:value-type="float" office:value="270" calcext:value-type="float">
            <text:p>27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.68578" calcext:value-type="float">
            <text:p>2,6857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6.43084" calcext:value-type="float">
            <text:p>36,43084</text:p>
          </table:table-cell>
          <table:table-cell office:value-type="float" office:value="300" calcext:value-type="float">
            <text:p>30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.7562" calcext:value-type="float">
            <text:p>2,7562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43.31625" calcext:value-type="float">
            <text:p>43,31625</text:p>
          </table:table-cell>
          <table:table-cell office:value-type="float" office:value="330" calcext:value-type="float">
            <text:p>33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3.48984" calcext:value-type="float">
            <text:p>3,4898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5.13476" calcext:value-type="float">
            <text:p>55,13476</text:p>
          </table:table-cell>
          <table:table-cell office:value-type="float" office:value="360" calcext:value-type="float">
            <text:p>36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3.45659" calcext:value-type="float">
            <text:p>3,45659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59.59363" calcext:value-type="float">
            <text:p>59,59363</text:p>
          </table:table-cell>
          <table:table-cell office:value-type="float" office:value="390" calcext:value-type="float">
            <text:p>39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3.57575" calcext:value-type="float">
            <text:p>3,57575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69.99338" calcext:value-type="float">
            <text:p>69,99338</text:p>
          </table:table-cell>
          <table:table-cell office:value-type="float" office:value="420" calcext:value-type="float">
            <text:p>42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3.93268" calcext:value-type="float">
            <text:p>3,9326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80.87674" calcext:value-type="float">
            <text:p>80,87674</text:p>
          </table:table-cell>
          <table:table-cell office:value-type="float" office:value="450" calcext:value-type="float">
            <text:p>45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.01469" calcext:value-type="float">
            <text:p>4,01469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88.83649" calcext:value-type="float">
            <text:p>88,83649</text:p>
          </table:table-cell>
          <table:table-cell office:value-type="float" office:value="480" calcext:value-type="float">
            <text:p>48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.2554" calcext:value-type="float">
            <text:p>4,2554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.98526" calcext:value-type="float">
            <text:p>99,98526</text:p>
          </table:table-cell>
          <table:table-cell office:value-type="float" office:value="510" calcext:value-type="float">
            <text:p>51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.57732" calcext:value-type="float">
            <text:p>4,57732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12.04543" calcext:value-type="float">
            <text:p>112,04543</text:p>
          </table:table-cell>
          <table:table-cell office:value-type="float" office:value="540" calcext:value-type="float">
            <text:p>54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.07091" calcext:value-type="float">
            <text:p>5,07091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127.10436" calcext:value-type="float">
            <text:p>127,10436</text:p>
          </table:table-cell>
          <table:table-cell office:value-type="float" office:value="570" calcext:value-type="float">
            <text:p>57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.27101" calcext:value-type="float">
            <text:p>5,27101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40.52946" calcext:value-type="float">
            <text:p>140,52946</text:p>
          </table:table-cell>
          <table:table-cell office:value-type="float" office:value="600" calcext:value-type="float">
            <text:p>60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.2593" calcext:value-type="float">
            <text:p>5,2593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151.62713" calcext:value-type="float">
            <text:p>151,62713</text:p>
          </table:table-cell>
          <table:table-cell office:value-type="float" office:value="630" calcext:value-type="float">
            <text:p>63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.69357" calcext:value-type="float">
            <text:p>5,69357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166.1018" calcext:value-type="float">
            <text:p>166,1018</text:p>
          </table:table-cell>
          <table:table-cell office:value-type="float" office:value="660" calcext:value-type="float">
            <text:p>66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.87441" calcext:value-type="float">
            <text:p>5,8744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80.66564" calcext:value-type="float">
            <text:p>180,66564</text:p>
          </table:table-cell>
          <table:table-cell office:value-type="float" office:value="690" calcext:value-type="float">
            <text:p>69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.10496" calcext:value-type="float">
            <text:p>6,10496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197.18442" calcext:value-type="float">
            <text:p>197,18442</text:p>
          </table:table-cell>
          <table:table-cell office:value-type="float" office:value="720" calcext:value-type="float">
            <text:p>72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.4596" calcext:value-type="float">
            <text:p>6,4596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218.06949" calcext:value-type="float">
            <text:p>218,06949</text:p>
          </table:table-cell>
          <table:table-cell office:value-type="float" office:value="750" calcext:value-type="float">
            <text:p>75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.61093" calcext:value-type="float">
            <text:p>6,61093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35.66248" calcext:value-type="float">
            <text:p>235,66248</text:p>
          </table:table-cell>
          <table:table-cell office:value-type="float" office:value="780" calcext:value-type="float">
            <text:p>78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.83146" calcext:value-type="float">
            <text:p>6,83146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250.82371" calcext:value-type="float">
            <text:p>250,82371</text:p>
          </table:table-cell>
          <table:table-cell office:value-type="float" office:value="810" calcext:value-type="float">
            <text:p>81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7.81673" calcext:value-type="float">
            <text:p>7,81673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269.48776" calcext:value-type="float">
            <text:p>269,48776</text:p>
          </table:table-cell>
          <table:table-cell office:value-type="float" office:value="840" calcext:value-type="float">
            <text:p>84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7.5854" calcext:value-type="float">
            <text:p>7,5854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288.51052" calcext:value-type="float">
            <text:p>288,51052</text:p>
          </table:table-cell>
          <table:table-cell office:value-type="float" office:value="870" calcext:value-type="float">
            <text:p>87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7.93817" calcext:value-type="float">
            <text:p>7,93817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308.68906" calcext:value-type="float">
            <text:p>308,68906</text:p>
          </table:table-cell>
          <table:table-cell office:value-type="float" office:value="900" calcext:value-type="float">
            <text:p>90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8.63724" calcext:value-type="float">
            <text:p>8,63724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332.57645" calcext:value-type="float">
            <text:p>332,57645</text:p>
          </table:table-cell>
          <table:table-cell office:value-type="float" office:value="930" calcext:value-type="float">
            <text:p>93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8.61513" calcext:value-type="float">
            <text:p>8,6151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54.8013" calcext:value-type="float">
            <text:p>354,8013</text:p>
          </table:table-cell>
          <table:table-cell office:value-type="float" office:value="960" calcext:value-type="float">
            <text:p>96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8.60931" calcext:value-type="float">
            <text:p>8,60931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372.97286" calcext:value-type="float">
            <text:p>372,97286</text:p>
          </table:table-cell>
          <table:table-cell office:value-type="float" office:value="990" calcext:value-type="float">
            <text:p>990</text:p>
          </table:table-cell>
          <table:table-cell table:number-columns-repeated="30"/>
        </table:table-row>
        <table:table-row table:style-name="ro1" table:number-rows-repeated="7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Размер массива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420" calcext:value-type="float">
            <text:p>420</text:p>
          </table:table-cell>
          <table:table-cell office:value-type="float" office:value="450" calcext:value-type="float">
            <text:p>450</text:p>
          </table:table-cell>
          <table:table-cell office:value-type="float" office:value="480" calcext:value-type="float">
            <text:p>480</text:p>
          </table:table-cell>
          <table:table-cell office:value-type="float" office:value="510" calcext:value-type="float">
            <text:p>510</text:p>
          </table:table-cell>
          <table:table-cell office:value-type="float" office:value="540" calcext:value-type="float">
            <text:p>540</text:p>
          </table:table-cell>
          <table:table-cell office:value-type="float" office:value="570" calcext:value-type="float">
            <text:p>570</text:p>
          </table:table-cell>
          <table:table-cell office:value-type="float" office:value="600" calcext:value-type="float">
            <text:p>600</text:p>
          </table:table-cell>
          <table:table-cell office:value-type="float" office:value="630" calcext:value-type="float">
            <text:p>630</text:p>
          </table:table-cell>
          <table:table-cell office:value-type="float" office:value="660" calcext:value-type="float">
            <text:p>660</text:p>
          </table:table-cell>
          <table:table-cell office:value-type="float" office:value="690" calcext:value-type="float">
            <text:p>690</text:p>
          </table:table-cell>
          <table:table-cell office:value-type="float" office:value="720" calcext:value-type="float">
            <text:p>720</text:p>
          </table:table-cell>
          <table:table-cell office:value-type="float" office:value="750" calcext:value-type="float">
            <text:p>750</text:p>
          </table:table-cell>
          <table:table-cell office:value-type="float" office:value="780" calcext:value-type="float">
            <text:p>780</text:p>
          </table:table-cell>
          <table:table-cell office:value-type="float" office:value="810" calcext:value-type="float">
            <text:p>810</text:p>
          </table:table-cell>
          <table:table-cell office:value-type="float" office:value="840" calcext:value-type="float">
            <text:p>840</text:p>
          </table:table-cell>
          <table:table-cell office:value-type="float" office:value="870" calcext:value-type="float">
            <text:p>870</text:p>
          </table:table-cell>
          <table:table-cell office:value-type="float" office:value="900" calcext:value-type="float">
            <text:p>900</text:p>
          </table:table-cell>
          <table:table-cell office:value-type="float" office:value="930" calcext:value-type="float">
            <text:p>930</text:p>
          </table:table-cell>
          <table:table-cell office:value-type="float" office:value="960" calcext:value-type="float">
            <text:p>96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страя сорт.</text:p>
          </table:table-cell>
          <table:table-cell office:value-type="float" office:value="0.48684" calcext:value-type="float">
            <text:p>0,48684</text:p>
          </table:table-cell>
          <table:table-cell office:value-type="float" office:value="0.67703" calcext:value-type="float">
            <text:p>0,67703</text:p>
          </table:table-cell>
          <table:table-cell office:value-type="float" office:value="0.87331" calcext:value-type="float">
            <text:p>0,87331</text:p>
          </table:table-cell>
          <table:table-cell office:value-type="float" office:value="1.12568" calcext:value-type="float">
            <text:p>1,12568</text:p>
          </table:table-cell>
          <table:table-cell office:value-type="float" office:value="1.41326" calcext:value-type="float">
            <text:p>1,41326</text:p>
          </table:table-cell>
          <table:table-cell office:value-type="float" office:value="1.54235" calcext:value-type="float">
            <text:p>1,54235</text:p>
          </table:table-cell>
          <table:table-cell office:value-type="float" office:value="1.96383" calcext:value-type="float">
            <text:p>1,96383</text:p>
          </table:table-cell>
          <table:table-cell office:value-type="float" office:value="1.89576" calcext:value-type="float">
            <text:p>1,89576</text:p>
          </table:table-cell>
          <table:table-cell office:value-type="float" office:value="2.24913" calcext:value-type="float">
            <text:p>2,24913</text:p>
          </table:table-cell>
          <table:table-cell office:value-type="float" office:value="2.68578" calcext:value-type="float">
            <text:p>2,68578</text:p>
          </table:table-cell>
          <table:table-cell office:value-type="float" office:value="2.7562" calcext:value-type="float">
            <text:p>2,7562</text:p>
          </table:table-cell>
          <table:table-cell office:value-type="float" office:value="3.48984" calcext:value-type="float">
            <text:p>3,48984</text:p>
          </table:table-cell>
          <table:table-cell office:value-type="float" office:value="3.45659" calcext:value-type="float">
            <text:p>3,45659</text:p>
          </table:table-cell>
          <table:table-cell office:value-type="float" office:value="3.57575" calcext:value-type="float">
            <text:p>3,57575</text:p>
          </table:table-cell>
          <table:table-cell office:value-type="float" office:value="3.93268" calcext:value-type="float">
            <text:p>3,93268</text:p>
          </table:table-cell>
          <table:table-cell office:value-type="float" office:value="4.01469" calcext:value-type="float">
            <text:p>4,01469</text:p>
          </table:table-cell>
          <table:table-cell office:value-type="float" office:value="4.2554" calcext:value-type="float">
            <text:p>4,2554</text:p>
          </table:table-cell>
          <table:table-cell office:value-type="float" office:value="4.57732" calcext:value-type="float">
            <text:p>4,57732</text:p>
          </table:table-cell>
          <table:table-cell office:value-type="float" office:value="5.07091" calcext:value-type="float">
            <text:p>5,07091</text:p>
          </table:table-cell>
          <table:table-cell office:value-type="float" office:value="5.27101" calcext:value-type="float">
            <text:p>5,27101</text:p>
          </table:table-cell>
          <table:table-cell office:value-type="float" office:value="5.2593" calcext:value-type="float">
            <text:p>5,2593</text:p>
          </table:table-cell>
          <table:table-cell office:value-type="float" office:value="5.69357" calcext:value-type="float">
            <text:p>5,69357</text:p>
          </table:table-cell>
          <table:table-cell office:value-type="float" office:value="5.87441" calcext:value-type="float">
            <text:p>5,87441</text:p>
          </table:table-cell>
          <table:table-cell office:value-type="float" office:value="6.10496" calcext:value-type="float">
            <text:p>6,10496</text:p>
          </table:table-cell>
          <table:table-cell office:value-type="float" office:value="6.4596" calcext:value-type="float">
            <text:p>6,4596</text:p>
          </table:table-cell>
          <table:table-cell office:value-type="float" office:value="6.61093" calcext:value-type="float">
            <text:p>6,61093</text:p>
          </table:table-cell>
          <table:table-cell office:value-type="float" office:value="6.83146" calcext:value-type="float">
            <text:p>6,83146</text:p>
          </table:table-cell>
          <table:table-cell office:value-type="float" office:value="7.81673" calcext:value-type="float">
            <text:p>7,81673</text:p>
          </table:table-cell>
          <table:table-cell office:value-type="float" office:value="7.5854" calcext:value-type="float">
            <text:p>7,5854</text:p>
          </table:table-cell>
          <table:table-cell office:value-type="float" office:value="7.93817" calcext:value-type="float">
            <text:p>7,93817</text:p>
          </table:table-cell>
          <table:table-cell office:value-type="float" office:value="8.63724" calcext:value-type="float">
            <text:p>8,63724</text:p>
          </table:table-cell>
          <table:table-cell office:value-type="float" office:value="8.61513" calcext:value-type="float">
            <text:p>8,61513</text:p>
          </table:table-cell>
          <table:table-cell office:value-type="float" office:value="8.60931" calcext:value-type="float">
            <text:p>8,60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узырьковая сорт.</text:p>
          </table:table-cell>
          <table:table-cell office:value-type="float" office:value="0.75648" calcext:value-type="float">
            <text:p>0,75648</text:p>
          </table:table-cell>
          <table:table-cell office:value-type="float" office:value="1.89362" calcext:value-type="float">
            <text:p>1,89362</text:p>
          </table:table-cell>
          <table:table-cell office:value-type="float" office:value="3.71569" calcext:value-type="float">
            <text:p>3,71569</text:p>
          </table:table-cell>
          <table:table-cell office:value-type="float" office:value="6.60729" calcext:value-type="float">
            <text:p>6,60729</text:p>
          </table:table-cell>
          <table:table-cell office:value-type="float" office:value="9.57541" calcext:value-type="float">
            <text:p>9,57541</text:p>
          </table:table-cell>
          <table:table-cell office:value-type="float" office:value="13.33969" calcext:value-type="float">
            <text:p>13,33969</text:p>
          </table:table-cell>
          <table:table-cell office:value-type="float" office:value="18.66126" calcext:value-type="float">
            <text:p>18,66126</text:p>
          </table:table-cell>
          <table:table-cell office:value-type="float" office:value="22.95833" calcext:value-type="float">
            <text:p>22,95833</text:p>
          </table:table-cell>
          <table:table-cell office:value-type="float" office:value="28.84599" calcext:value-type="float">
            <text:p>28,84599</text:p>
          </table:table-cell>
          <table:table-cell office:value-type="float" office:value="36.43084" calcext:value-type="float">
            <text:p>36,43084</text:p>
          </table:table-cell>
          <table:table-cell office:value-type="float" office:value="43.31625" calcext:value-type="float">
            <text:p>43,31625</text:p>
          </table:table-cell>
          <table:table-cell office:value-type="float" office:value="55.13476" calcext:value-type="float">
            <text:p>55,13476</text:p>
          </table:table-cell>
          <table:table-cell office:value-type="float" office:value="59.59363" calcext:value-type="float">
            <text:p>59,59363</text:p>
          </table:table-cell>
          <table:table-cell office:value-type="float" office:value="69.99338" calcext:value-type="float">
            <text:p>69,99338</text:p>
          </table:table-cell>
          <table:table-cell office:value-type="float" office:value="80.87674" calcext:value-type="float">
            <text:p>80,87674</text:p>
          </table:table-cell>
          <table:table-cell office:value-type="float" office:value="88.83649" calcext:value-type="float">
            <text:p>88,83649</text:p>
          </table:table-cell>
          <table:table-cell office:value-type="float" office:value="99.98526" calcext:value-type="float">
            <text:p>99,98526</text:p>
          </table:table-cell>
          <table:table-cell office:value-type="float" office:value="112.04543" calcext:value-type="float">
            <text:p>112,04543</text:p>
          </table:table-cell>
          <table:table-cell office:value-type="float" office:value="127.10436" calcext:value-type="float">
            <text:p>127,10436</text:p>
          </table:table-cell>
          <table:table-cell office:value-type="float" office:value="140.52946" calcext:value-type="float">
            <text:p>140,52946</text:p>
          </table:table-cell>
          <table:table-cell office:value-type="float" office:value="151.62713" calcext:value-type="float">
            <text:p>151,62713</text:p>
          </table:table-cell>
          <table:table-cell office:value-type="float" office:value="166.1018" calcext:value-type="float">
            <text:p>166,1018</text:p>
          </table:table-cell>
          <table:table-cell office:value-type="float" office:value="180.66564" calcext:value-type="float">
            <text:p>180,66564</text:p>
          </table:table-cell>
          <table:table-cell office:value-type="float" office:value="197.18442" calcext:value-type="float">
            <text:p>197,18442</text:p>
          </table:table-cell>
          <table:table-cell office:value-type="float" office:value="218.06949" calcext:value-type="float">
            <text:p>218,06949</text:p>
          </table:table-cell>
          <table:table-cell office:value-type="float" office:value="235.66248" calcext:value-type="float">
            <text:p>235,66248</text:p>
          </table:table-cell>
          <table:table-cell office:value-type="float" office:value="250.82371" calcext:value-type="float">
            <text:p>250,82371</text:p>
          </table:table-cell>
          <table:table-cell office:value-type="float" office:value="269.48776" calcext:value-type="float">
            <text:p>269,48776</text:p>
          </table:table-cell>
          <table:table-cell office:value-type="float" office:value="288.51052" calcext:value-type="float">
            <text:p>288,51052</text:p>
          </table:table-cell>
          <table:table-cell office:value-type="float" office:value="308.68906" calcext:value-type="float">
            <text:p>308,68906</text:p>
          </table:table-cell>
          <table:table-cell office:value-type="float" office:value="332.57645" calcext:value-type="float">
            <text:p>332,57645</text:p>
          </table:table-cell>
          <table:table-cell office:value-type="float" office:value="354.8013" calcext:value-type="float">
            <text:p>354,8013</text:p>
          </table:table-cell>
          <table:table-cell office:value-type="float" office:value="372.97286" calcext:value-type="float">
            <text:p>372,97286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5"/>
          <table:table-cell office:value-type="string" calcext:value-type="string">
            <text:p>Номер шага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Что делаем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уже по возраст.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бмен i1, i5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бмен i2, i4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бмен i0, i2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уже по возраст.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обмен i5,i6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конец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Номер шага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Что делаем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уже по возраст.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бмен i1,i2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бмен i2,i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бмен i3,i4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бмен i4,i5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обмен i5,i6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уже по возраст.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бмен i1,i2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бмен i2,i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бмен i3,i4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уже по возраст.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уже по возраст.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бмен i1,i2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бмен i2,i3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бмен i3,i4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бмен i0,i1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бмен i1,i2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уже по возраст. конец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1:05:07.059747999</meta:creation-date>
    <dc:date>2023-03-11T20:20:50.696538926</dc:date>
    <meta:editing-duration>PT3H51M56S</meta:editing-duration>
    <meta:editing-cycles>7</meta:editing-cycles>
    <meta:generator>LibreOffice/7.5.0.3$Linux_X86_64 LibreOffice_project/50$Build-3</meta:generator>
    <meta:document-statistic meta:table-count="1" meta:cell-count="48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95cm" svg:y="0.316cm" chart:style-name="ch2">
          <text:p>Сравнение двух алгоритмов сортировки</text:p>
        </chart:title>
        <chart:legend chart:legend-position="end" svg:x="13.268cm" svg:y="3.949cm" style:legend-expansion="high" chart:style-name="ch3"/>
        <chart:plot-area chart:style-name="ch4" table:cell-range-address="Sheet1.B3:Sheet1.C35 Sheet1.E3:Sheet1.E35" chart:data-source-has-labels="both" svg:x="1.338cm" svg:y="1.289cm" svg:width="11.61cm" svg:height="6.543cm">
          <chart:coordinate-region svg:x="2.153cm" svg:y="1.49cm" svg:width="10.652cm" svg:height="5.41cm"/>
          <chart:axis chart:dimension="x" chart:name="primary-x" chart:style-name="ch5" chartooo:axis-type="text">
            <chart:title svg:x="5.275cm" svg:y="8.013cm" chart:style-name="ch6">
              <text:p>Размер массива, штуки</text:p>
            </chart:title>
            <chart:categories table:cell-range-address="Sheet1.C3:Sheet1.C35"/>
          </chart:axis>
          <chart:axis chart:dimension="y" chart:name="primary-y" chart:style-name="ch5">
            <chart:title svg:x="0.451cm" svg:y="6.322cm" chart:style-name="ch7">
              <text:p>Время, микросекунды</text:p>
            </chart:title>
            <chart:grid chart:style-name="ch8" chart:class="major"/>
          </chart:axis>
          <chart:series chart:style-name="ch9" chart:values-cell-range-address="Sheet1.B3:Sheet1.B35" loext:label-string="быстрая" chart:class="chart:line">
            <chart:data-point chart:repeated="33"/>
          </chart:series>
          <chart:series chart:style-name="ch10" chart:values-cell-range-address="Sheet1.E3:Sheet1.E35" loext:label-string="пузырёк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ыстрая</text:p>
              </table:table-cell>
              <table:table-cell office:value-type="string">
                <text:p>пузырёк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C3:Sheet1.C35</svg:desc>
                </draw:g>
              </table:table-cell>
              <table:table-cell office:value-type="float" office:value="0.48684">
                <text:p>0.48684</text:p>
                <draw:g>
                  <svg:desc>Sheet1.B3:Sheet1.B35</svg:desc>
                </draw:g>
              </table:table-cell>
              <table:table-cell office:value-type="float" office:value="0.75648">
                <text:p>0.75648</text:p>
                <draw:g>
                  <svg:desc>Sheet1.E3:Sheet1.E35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7703">
                <text:p>0.67703</text:p>
              </table:table-cell>
              <table:table-cell office:value-type="float" office:value="1.89362">
                <text:p>1.893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7331">
                <text:p>0.87331</text:p>
              </table:table-cell>
              <table:table-cell office:value-type="float" office:value="3.71569">
                <text:p>3.7156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12568">
                <text:p>1.12568</text:p>
              </table:table-cell>
              <table:table-cell office:value-type="float" office:value="6.60729">
                <text:p>6.607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41326">
                <text:p>1.41326</text:p>
              </table:table-cell>
              <table:table-cell office:value-type="float" office:value="9.57541">
                <text:p>9.5754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54235">
                <text:p>1.54235</text:p>
              </table:table-cell>
              <table:table-cell office:value-type="float" office:value="13.33969">
                <text:p>13.3396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96383">
                <text:p>1.96383</text:p>
              </table:table-cell>
              <table:table-cell office:value-type="float" office:value="18.66126">
                <text:p>18.6612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89576">
                <text:p>1.89576</text:p>
              </table:table-cell>
              <table:table-cell office:value-type="float" office:value="22.95833">
                <text:p>22.9583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24913">
                <text:p>2.24913</text:p>
              </table:table-cell>
              <table:table-cell office:value-type="float" office:value="28.84599">
                <text:p>28.845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.68578">
                <text:p>2.68578</text:p>
              </table:table-cell>
              <table:table-cell office:value-type="float" office:value="36.43084">
                <text:p>36.430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.7562">
                <text:p>2.7562</text:p>
              </table:table-cell>
              <table:table-cell office:value-type="float" office:value="43.31625">
                <text:p>43.3162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.48984">
                <text:p>3.48984</text:p>
              </table:table-cell>
              <table:table-cell office:value-type="float" office:value="55.13476">
                <text:p>55.134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.45659">
                <text:p>3.45659</text:p>
              </table:table-cell>
              <table:table-cell office:value-type="float" office:value="59.59363">
                <text:p>59.5936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.57575">
                <text:p>3.57575</text:p>
              </table:table-cell>
              <table:table-cell office:value-type="float" office:value="69.99338">
                <text:p>69.9933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.93268">
                <text:p>3.93268</text:p>
              </table:table-cell>
              <table:table-cell office:value-type="float" office:value="80.87674">
                <text:p>80.8767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01469">
                <text:p>4.01469</text:p>
              </table:table-cell>
              <table:table-cell office:value-type="float" office:value="88.83649">
                <text:p>88.8364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.2554">
                <text:p>4.2554</text:p>
              </table:table-cell>
              <table:table-cell office:value-type="float" office:value="99.98526">
                <text:p>99.9852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.57732">
                <text:p>4.57732</text:p>
              </table:table-cell>
              <table:table-cell office:value-type="float" office:value="112.04543">
                <text:p>112.0454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.07091">
                <text:p>5.07091</text:p>
              </table:table-cell>
              <table:table-cell office:value-type="float" office:value="127.10436">
                <text:p>127.104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.27101">
                <text:p>5.27101</text:p>
              </table:table-cell>
              <table:table-cell office:value-type="float" office:value="140.52946">
                <text:p>140.5294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5.2593">
                <text:p>5.2593</text:p>
              </table:table-cell>
              <table:table-cell office:value-type="float" office:value="151.62713">
                <text:p>151.6271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.69357">
                <text:p>5.69357</text:p>
              </table:table-cell>
              <table:table-cell office:value-type="float" office:value="166.1018">
                <text:p>166.101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5.87441">
                <text:p>5.87441</text:p>
              </table:table-cell>
              <table:table-cell office:value-type="float" office:value="180.66564">
                <text:p>180.6656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.10496">
                <text:p>6.10496</text:p>
              </table:table-cell>
              <table:table-cell office:value-type="float" office:value="197.18442">
                <text:p>197.1844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.4596">
                <text:p>6.4596</text:p>
              </table:table-cell>
              <table:table-cell office:value-type="float" office:value="218.06949">
                <text:p>218.0694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.61093">
                <text:p>6.61093</text:p>
              </table:table-cell>
              <table:table-cell office:value-type="float" office:value="235.66248">
                <text:p>235.6624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.83146">
                <text:p>6.83146</text:p>
              </table:table-cell>
              <table:table-cell office:value-type="float" office:value="250.82371">
                <text:p>250.8237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.81673">
                <text:p>7.81673</text:p>
              </table:table-cell>
              <table:table-cell office:value-type="float" office:value="269.48776">
                <text:p>269.4877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.5854">
                <text:p>7.5854</text:p>
              </table:table-cell>
              <table:table-cell office:value-type="float" office:value="288.51052">
                <text:p>288.5105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.93817">
                <text:p>7.93817</text:p>
              </table:table-cell>
              <table:table-cell office:value-type="float" office:value="308.68906">
                <text:p>308.68906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8.63724">
                <text:p>8.63724</text:p>
              </table:table-cell>
              <table:table-cell office:value-type="float" office:value="332.57645">
                <text:p>332.5764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8.61513">
                <text:p>8.61513</text:p>
              </table:table-cell>
              <table:table-cell office:value-type="float" office:value="354.8013">
                <text:p>354.801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8.60931">
                <text:p>8.60931</text:p>
              </table:table-cell>
              <table:table-cell office:value-type="float" office:value="372.97286">
                <text:p>372.97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line" chart:style-name="ch1">
        <chart:title svg:x="1.912cm" svg:y="0.315cm" chart:style-name="ch2">
          <text:p>Зависимость времени сортировки от размера массива</text:p>
        </chart:title>
        <chart:legend chart:legend-position="end" svg:x="13.276cm" svg:y="4.195cm" style:legend-expansion="high" chart:style-name="ch3"/>
        <chart:plot-area chart:style-name="ch4" table:cell-range-address="Sheet1.B3:Sheet1.C35" chart:data-source-has-labels="both" svg:x="1.338cm" svg:y="1.287cm" svg:width="11.618cm" svg:height="6.539cm">
          <chart:coordinate-region svg:x="1.964cm" svg:y="1.488cm" svg:width="10.848cm" svg:height="5.406cm"/>
          <chart:axis chart:dimension="x" chart:name="primary-x" chart:style-name="ch5" chartooo:axis-type="auto">
            <chartooo:date-scale/>
            <chart:title svg:x="5.279cm" svg:y="8.006cm" chart:style-name="ch6">
              <text:p>Размер массива, штуки</text:p>
            </chart:title>
            <chart:categories table:cell-range-address="Sheet1.C3:Sheet1.C35"/>
          </chart:axis>
          <chart:axis chart:dimension="y" chart:name="primary-y" chart:style-name="ch5">
            <chart:title svg:x="0.451cm" svg:y="7.236cm" chart:style-name="ch7">
              <text:p>Время сортировки, микросекунды</text:p>
            </chart:title>
            <chart:grid chart:style-name="ch8" chart:class="major"/>
          </chart:axis>
          <chart:series chart:style-name="ch9" chart:values-cell-range-address="Sheet1.B3:Sheet1.B35" loext:label-string="быстрая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ыстрая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C3:Sheet1.C35</svg:desc>
                </draw:g>
              </table:table-cell>
              <table:table-cell office:value-type="float" office:value="0.48684">
                <text:p>0.48684</text:p>
                <draw:g>
                  <svg:desc>Sheet1.B3:Sheet1.B35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7703">
                <text:p>0.677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7331">
                <text:p>0.8733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12568">
                <text:p>1.125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41326">
                <text:p>1.413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54235">
                <text:p>1.5423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96383">
                <text:p>1.96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89576">
                <text:p>1.8957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24913">
                <text:p>2.249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.68578">
                <text:p>2.685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.7562">
                <text:p>2.756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.48984">
                <text:p>3.4898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.45659">
                <text:p>3.456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.57575">
                <text:p>3.5757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.93268">
                <text:p>3.9326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01469">
                <text:p>4.0146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.2554">
                <text:p>4.255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.57732">
                <text:p>4.5773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.07091">
                <text:p>5.0709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.27101">
                <text:p>5.2710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5.2593">
                <text:p>5.259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.69357">
                <text:p>5.6935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5.87441">
                <text:p>5.8744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.10496">
                <text:p>6.1049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.4596">
                <text:p>6.459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.61093">
                <text:p>6.6109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.83146">
                <text:p>6.8314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.81673">
                <text:p>7.8167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.5854">
                <text:p>7.585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.93817">
                <text:p>7.9381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8.63724">
                <text:p>8.6372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8.61513">
                <text:p>8.6151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8.60931">
                <text:p>8.60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line" chart:style-name="ch1">
        <chart:title svg:x="1.912cm" svg:y="0.315cm" chart:style-name="ch2">
          <text:p>Зависимость времени сортировки от размера массива</text:p>
        </chart:title>
        <chart:legend chart:legend-position="end" svg:x="13.323cm" svg:y="4.195cm" style:legend-expansion="high" chart:style-name="ch3"/>
        <chart:plot-area chart:style-name="ch4" table:cell-range-address="Sheet1.E3:Sheet1.F35" chart:data-source-has-labels="both" svg:x="1.338cm" svg:y="1.287cm" svg:width="11.665cm" svg:height="6.539cm">
          <chart:coordinate-region svg:x="2.153cm" svg:y="1.488cm" svg:width="10.707cm" svg:height="5.406cm"/>
          <chart:axis chart:dimension="x" chart:name="primary-x" chart:style-name="ch5" chartooo:axis-type="auto">
            <chartooo:date-scale/>
            <chart:title svg:x="5.302cm" svg:y="8.006cm" chart:style-name="ch6">
              <text:p>Размер массива, штуки</text:p>
            </chart:title>
            <chart:categories table:cell-range-address="Sheet1.F3:Sheet1.F35"/>
          </chart:axis>
          <chart:axis chart:dimension="y" chart:name="primary-y" chart:style-name="ch5">
            <chart:title svg:x="0.451cm" svg:y="7.236cm" chart:style-name="ch7">
              <text:p>Время сортировки, микросекунды</text:p>
            </chart:title>
            <chart:grid chart:style-name="ch8" chart:class="major"/>
          </chart:axis>
          <chart:series chart:style-name="ch9" chart:values-cell-range-address="Sheet1.E3:Sheet1.E35" loext:label-string="пузырёк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зырёк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F3:Sheet1.F35</svg:desc>
                </draw:g>
              </table:table-cell>
              <table:table-cell office:value-type="float" office:value="0.75648">
                <text:p>0.75648</text:p>
                <draw:g>
                  <svg:desc>Sheet1.E3:Sheet1.E35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89362">
                <text:p>1.893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71569">
                <text:p>3.7156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60729">
                <text:p>6.607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.57541">
                <text:p>9.5754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.33969">
                <text:p>13.3396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8.66126">
                <text:p>18.6612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.95833">
                <text:p>22.9583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8.84599">
                <text:p>28.845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6.43084">
                <text:p>36.430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3.31625">
                <text:p>43.3162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5.13476">
                <text:p>55.134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59.59363">
                <text:p>59.5936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9.99338">
                <text:p>69.9933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80.87674">
                <text:p>80.8767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8.83649">
                <text:p>88.8364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9.98526">
                <text:p>99.9852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12.04543">
                <text:p>112.0454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27.10436">
                <text:p>127.104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40.52946">
                <text:p>140.5294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1.62713">
                <text:p>151.6271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66.1018">
                <text:p>166.101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80.66564">
                <text:p>180.6656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97.18442">
                <text:p>197.1844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18.06949">
                <text:p>218.0694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35.66248">
                <text:p>235.6624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50.82371">
                <text:p>250.8237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69.48776">
                <text:p>269.4877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88.51052">
                <text:p>288.5105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08.68906">
                <text:p>308.68906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32.57645">
                <text:p>332.5764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54.8013">
                <text:p>354.801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372.97286">
                <text:p>372.97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